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, enfant timide et rêveuse. Pas bien intégrée à ceux de son âge. Préfère la compagnie des animaux.<text:line-break/>Passage au collège. Début de brimades. La solitude. Se réfugie dans les livres. </text:p>
      <text:p text:style-name="Standard">Le lycée, enfin des copines. Intéressée par les cours. Poursuit à la fac. Longues années d'études mais sans projet défini, un peu d'errance. Souvent solitaire.<text:line-break/></text:p>
      <text:p text:style-name="Standard">1ère bda :</text:p>
      <text:p text:style-name="Standard">X habite un petit appartement surchauffé. Ses parents ne cessent de se disputer, et sa mère se confie à X qui regrette de ne rien pouvoir faire pour elle.</text:p>
      <text:p text:style-name="Standard">Une nuit de révisions avant des partiels, x entend qu'on lui parle en chuchotant. X ne s'étonne pas et répond en chuchotant elle aussi. Nuit blanche. Le lendemain à l'examen elle entend dans sa tête crier 'reviens'. Ne pouvant se concentrer elle quitte la salle d'examen.<text:line-break/>Les voix sont présentes, agressives, mais aussi séductrices.<text:line-break/>X craque, pleure, ne mange plus.<text:line-break/>Elle appelle sa famille à l'aide.<text:line-break/>Elle choisit d'aller aux urgences. Choisit l'hospitalisation. Début du traitement... Subsiste un oubli des premiers jours. <text:line-break/>Elle est dans un dortoir. Pas d'intimité. Sa famille lui propose de l'accueillir.<text:line-break/>Cependant, malgré le traitement la raison ne revient pas.<text:line-break/>X a gardé sa sensibilité, mais elle se bat dans sa tête, tout le temps.<text:line-break/>Enfin, au bout de quelques mois et de traitement, un jour de printemps ensoleillé, dans l histoire dans sa tête elle est libérée et ça coincide avec un arrêt des voix.</text:p>
      <text:p text:style-name="Standard"/>
      <text:p text:style-name="Standard">X reprend ses études, se socialise un peu plus, et trouve un travail.</text:p>
      <text:p text:style-name="Standard"/>
      <text:p text:style-name="Standard">2ème bda :</text:p>
      <text:p text:style-name="Standard">X pense que la maladie est loin derrière elle.<text:line-break/>Avec l'accord de sa psychiatre, elle arrête son traitement.<text:line-break/>Cependant, sa psy déménage et X aussi.<text:line-break/>X cesse tout suivi psy. Elle vit en communauté pour quelques mois, et sa différence se voit. Elle reste solitaire, du coup 'ça jase'. X en souffre et devient un peu parano.<text:line-break/>Nouveau travail, nouveaux collègues, nouvelle ville.<text:line-break/>La parano augmente. Les voix sont là. Refus de X d'accepter d'être malade.<text:line-break/>Jusqu'à un arrêt maladie et la submersion des voix, d'où un voyage pathologique.</text:p>
      <text:p text:style-name="Standard">X va dans un commissariat où elle dit qu on la harcéle. On l'envoie à l'hôpital faire un irm. Ce qu'elle dit au médecin révèle ses soucis psy.<text:line-break/>Hospitalisation. Traitement. La conscience revient en entendant une mère et sa fille parler à côté d'elle. X émerge en pensant à sa mère qui devait être inquiéte.<text:line-break/>Arrêt des voix.<text:line-break/><text:line-break/>3Ème et 4ème bda ;</text:p>
      <text:p text:style-name="Standard">Des années sont passées.</text:p>
      <text:p text:style-name="Standard">Changement de ville, de travail.<text:line-break/>Le traitement est faible, mais présent.<text:line-break/>X a grossi. Elle l'accepte, peut être en effet secondaire du traitement.<text:line-break/>Mais maintenant X fait de la dyskinésie qui l'handicape.</text:p>
      <text:p text:style-name="Standard">Les symptomes augmentent.<text:line-break/>Son psy semble la pousser vers un arrêt de travail long, puis une inaptitude.</text:p>
      <text:p text:style-name="Standard">X décide d'arrêter le traitement qui lui semble induire plus d'effets négatifs que positifs. Son psy pense le contraire.<text:line-break/>Effectivement, X rechute après l'arrêt du traitement et se retrouve hospitalisée après des vacances peuplées d'idées bizarres, et reprend un traitement. Cependant, la dyskinésie revient en force.</text:p>
      <text:p text:style-name="Standard">X a trouvé un lieu sur internet où se réunissent des personnes souffrant de schizophrénie ou de <text:soft-page-break/>troubles apparentés pour échanger sur leurs troubles et sympathiser.<text:line-break/>Quelqu'un qui a vécu la même chose, lui conseille de changer de neuroleptique.<text:line-break/>Effectivement, la dyskinésie disparaît presque.</text:p>
      <text:p text:style-name="Standard">Cependant la dose de neuroleptique semble trop faible car 1 an plus tard, X rechute.<text:line-break/>Elle prend un dosage plus élevé, sans hospitalisation, et ça va mieux.</text:p>
      <text:p text:style-name="Standard"/>
      <text:p text:style-name="Standard">Depuis 5 ans, X va bien.<text:line-break/>Elle travaille, a quelques bons amis, voyage un peu, et passe beaucoup de temps sur internet.<text:line-break/><text:line-break/>Il faut peut être ajouter que lors de la 1ère bda, X a beaucoup prié. Et que dans ses 'combats intérieurs', elle a été aidée par des voix 'gentilles'.<text:line-break/>Lors de la 4ème bda, x a trouvé l'appui d'un prêtre qui a été à l'écoute et qui l'a aidée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phine </meta:initial-creator>
    <meta:creation-date>2024-08-23T22:25:20.35</meta:creation-date>
    <meta:document-statistic meta:table-count="0" meta:image-count="0" meta:object-count="0" meta:page-count="2" meta:paragraph-count="16" meta:word-count="647" meta:character-count="3807"/>
    <dc:date>2024-08-23T23:06:40.65</dc:date>
    <dc:creator>Delphine </dc:creator>
    <meta:editing-duration>PT8M30S</meta:editing-duration>
    <meta:editing-cycles>1</meta:editing-cycles>
    <meta:generator>OpenOffice/4.1.15$Win32 OpenOffice.org_project/4115m2$Build-9813</meta:generator>
  </office:meta>
</office:document-meta>
</file>